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3"/>
    <style:style style:name="T1" style:family="text">
      <style:text-properties style:text-position="33% 80%"/>
    </style:style>
    <style:style style:name="T2" style:family="text">
      <style:text-properties style:text-position="-33% 8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utathione</text:h>
      <text:p text:style-name="Text_20_body">Glutathione is an antioxidant used by every cell and tissue in the body. Although critical for a number of processes, it has limited use as dietary supplement due to rapid breakdown during oral ingestion. Its metabolite, L-cysteine, can increase glutathione in the body but consuming L-cysteine via glutathione is inefficient and costly.</text:p>
      <text:h text:style-name="Heading_20_2" text:outline-level="2">Summary</text:h>
      <text:h text:style-name="Heading_20_3" text:outline-level="3">All Essential Benefits/Effects/Facts &amp; Information</text:h>
      <text:h text:style-name="Heading_20_4" text:outline-level="4">In Progress</text:h>
      <text:p text:style-name="Text_20_body"/>
      <text:p text:style-name="Text_20_body">This page on Glutathione is currently marked as <text:span text:style-name="Strong_20_Emphasis">in-progress</text:span>. We are still <text:a xlink:type="simple" xlink:href="https://examine.com/supplements/glutathione/#scientific-research" text:style-name="Internet_20_link" text:visited-style-name="Visited_20_Internet_20_Link">compiling research</text:a>. </text:p>
      <text:p text:style-name="Text_20_body"/>
      <text:p text:style-name="Text_20_body">Glutathione (<text:span text:style-name="Emphasis">γ-L-Glutamyl-L-cysteinylglycine</text:span>) is a small amino acid containing molecule (peptide) comprised of one molecule of L-glutamic acid, L-cysteine, and <text:a xlink:type="simple" xlink:href="https://examine.com/supplements/glycine/" text:style-name="Internet_20_link" text:visited-style-name="Visited_20_Internet_20_Link">Glycine</text:a> each. The molecule is found in the food supply and in the human body where it acts as an antioxidant. The 'glutathione system' comprises the enzymes that synthesize glutathione within a cell as well as dedicated enzymes that use glutathione as the means to exert antioxidant effects. Supplementation of glutathione is thought to support this pool of glutathione in a cell and thus maintain the efficacy of the entire glutathione system. Despite the pervasive role of glutathione in cell biology, it currently has a limited role in nutritional supplementation due to the following pharmacokinetic properties:</text:p>
      <text:list xml:id="list7584951555962893434" text:style-name="L3">
        <text:list-item>
          <text:p text:style-name="P1">There may be some absorption of glutathione intact from the intestines, but it cannot enter cells intact. It must be metabolized to form L-cystine (two molecules of L-cysteine bound together) before being taken up. </text:p>
        </text:list-item>
        <text:list-item>
          <text:p text:style-name="P1">Provision of L-cysteine within the cell is all that is needed to increase glutathione synthesis, and <text:a xlink:type="simple" xlink:href="https://examine.com/supplements/n-acetylcysteine/" text:style-name="Internet_20_link" text:visited-style-name="Visited_20_Internet_20_Link">N-Acetylcysteine</text:a> does this efficiently at a lower financial cost than glutathione.</text:p>
        </text:list-item>
      </text:list>
      <text:p text:style-name="Text_20_body">In effect, glutathione is an indirect and expensive way to provide dietary L-cysteine. Dietary protein itself, including L-cysteine rich sources such as <text:a xlink:type="simple" xlink:href="https://examine.com/supplements/whey-protein/" text:style-name="Internet_20_link" text:visited-style-name="Visited_20_Internet_20_Link">Whey Protein</text:a>, are effective but inefficient ways to increase L-cysteine intake in the diet and <text:a xlink:type="simple" xlink:href="https://examine.com/supplements/n-acetylcysteine/" text:style-name="Internet_20_link" text:visited-style-name="Visited_20_Internet_20_Link">N-Acetylcysteine</text:a> is both more efficient and cheaper than glutathione.</text:p>
      <text:p text:style-name="Text_20_body">Although oral glutathione supplementation does not efficiently increase intracellular glutathione levels for the above reasons, it can be absorbed intact into the blood stream. Since increased glutathione levels in the blood have been shown to slow the breakdown of nitric oxide, glutathione supplementation may be useful to augment nitric oxide boosters such as <text:a xlink:type="simple" xlink:href="https://examine.com/supplements/citrulline/" text:style-name="Internet_20_link" text:visited-style-name="Visited_20_Internet_20_Link">L-Citrulline</text:a> or <text:a xlink:type="simple" xlink:href="https://examine.com/supplements/arginine/" text:style-name="Internet_20_link" text:visited-style-name="Visited_20_Internet_20_Link">L-Arginine</text:a>.</text:p>
      <text:p text:style-name="Quotations"><text:a xlink:type="simple" xlink:href="https://examine.com/supplements/glutathione/#" text:style-name="Internet_20_link" text:visited-style-name="Visited_20_Internet_20_Link">Follow this Page</text:a> for updates </text:p>
      <text:h text:style-name="Heading_20_2" text:outline-level="2"><text:soft-page-break/>Things to Know</text:h>
      <text:h text:style-name="Heading_20_3" text:outline-level="3">Do Not Confuse With</text:h>
      <text:p text:style-name="Text_20_body"><text:a xlink:type="simple" xlink:href="https://examine.com/supplements/n-acetylcysteine/" text:style-name="Internet_20_link" text:visited-style-name="Visited_20_Internet_20_Link">N-acetylcysteine</text:a> (prodrug for L-cysteine to produce glutathione)</text:p>
      <text:h text:style-name="Heading_20_2" text:outline-level="2">Editors' Thoughts on Glutathione</text:h>
      <text:p text:style-name="Quotations">Despite the molecule being one of utmost importance, supplementation of it doesn't have any unique benefits. It is digested to its component amino acids, and while it could potentially increase glutathione in the body secondary to providing L-cysteine (in superdoses) this is just an indirect and expensive way to do the exact same stuff <text:a xlink:type="simple" xlink:href="https://examine.com/supplements/n-acetylcysteine/" text:style-name="Internet_20_link" text:visited-style-name="Visited_20_Internet_20_Link">N-acetylcysteine</text:a> supplementation would do as NAC more efficaciously increases glutathione. The additional dietary glutamic acid and <text:a xlink:type="simple" xlink:href="https://examine.com/supplements/glycine/" text:style-name="Internet_20_link" text:visited-style-name="Visited_20_Internet_20_Link">glycine</text:a> that glutathione would provide would still be in too small doses to do anything appreciable.</text:p>
      <text:p text:style-name="Quotations">It wouldn't be unreasonable to conclude that anything glutathione supplemenation could do, that NAC would do better and cheaper</text:p>
      <text:p text:style-name="Standard"/>
      <text:h text:style-name="Heading_20_2" text:outline-level="2">1Sources and Composition</text:h>
      <text:h text:style-name="Heading_20_3" text:outline-level="3"><text:bookmark text:name="summary1-0"/><text:bookmark text:name="#origin-and-composition"/>1.1. Origin and Composition</text:h>
      <text:p text:style-name="Text_20_body">Glutathione (<text:span text:style-name="Emphasis">γ-L-Glutamyl-L-cysteinylglycine</text:span>) is a small tripeptide molecule composed of three dietary amino acids; L-glutamate, L-cysteine, and <text:a xlink:type="simple" xlink:href="https://examine.com/supplements/glycine/" text:style-name="Internet_20_link" text:visited-style-name="Visited_20_Internet_20_Link">glycine</text:a>.<text:a xlink:type="simple" xlink:href="https://examine.com/supplements/glutathione/#ref1" text:style-name="Internet_20_link" text:visited-style-name="Visited_20_Internet_20_Link"><text:span text:style-name="T1">[1]</text:span></text:a> This tripeptide is popularily known as an antioxidant due to the system that it belongs to (the glutathione system) using this tripeptide as the substrate to regulate most oxidative processes in the cell.<text:a xlink:type="simple" xlink:href="https://examine.com/supplements/glutathione/#ref2" text:style-name="Internet_20_link" text:visited-style-name="Visited_20_Internet_20_Link"><text:span text:style-name="T1">[2]</text:span></text:a> Glutathione also has a role in conjugating some compounds in the body and priming them for elimination, which has been interpretated as a detoxificative role<text:a xlink:type="simple" xlink:href="https://examine.com/supplements/glutathione/#ref3" text:style-name="Internet_20_link" text:visited-style-name="Visited_20_Internet_20_Link"><text:span text:style-name="T1">[3]</text:span></text:a> and also used as validation for its dietary supplementation.</text:p>
      <text:h text:style-name="Heading_20_3" text:outline-level="3"><text:bookmark text:name="summary1-1"/><text:bookmark text:name="#sources-and-structure"/>1.2. Sources and Structure</text:h>
      <text:p text:style-name="Text_20_body">Beyond being an endogenous antioxidant, glutathione is present in the food supply via most foods. One study sample had a mean daily intake of 34.8mg, but a wide range of 13-109.9mg. Over half of dietary glutathione came from fruits and vegetables, with less than quarter from meat sources.<text:a xlink:type="simple" xlink:href="https://examine.com/supplements/glutathione/#ref4" text:style-name="Internet_20_link" text:visited-style-name="Visited_20_Internet_20_Link"><text:span text:style-name="T1">[4]</text:span></text:a> Dietary glutathione content, however, does not correlate with systemic glutathione activity.<text:a xlink:type="simple" xlink:href="https://examine.com/supplements/glutathione/#ref4" text:style-name="Internet_20_link" text:visited-style-name="Visited_20_Internet_20_Link"><text:span text:style-name="T1">[4]</text:span></text:a></text:p>
      <text:p text:style-name="Quotations">Glutathione is present in the human diet in food products, although the doses consumed in even the most prolific diets is significantly smaller than can be achieved through supplementation with glutathine or its precursor (N-Acetylcysteine). Dietary glutathine does not correlate with overall glutathine activity.</text:p>
      <text:h text:style-name="Heading_20_3" text:outline-level="3"><text:bookmark text:name="summary1-2"/><text:bookmark text:name="#biological-significance"/>1.3. Biological Significance</text:h>
      <text:p text:style-name="Text_20_body">Glutathione is a tripeptide (L-glutamic acid, L-cysteine, and <text:a xlink:type="simple" xlink:href="https://examine.com/supplements/glycine/" text:style-name="Internet_20_link" text:visited-style-name="Visited_20_Internet_20_Link">glycine</text:a>) that is known as the most prominent nonenzymatic antioxidant in the human body, and is a substrate for a system of enzymes involved in regulating glutathione metabolism.<text:a xlink:type="simple" xlink:href="https://examine.com/supplements/glutathione/#ref1" text:style-name="Internet_20_link" text:visited-style-name="Visited_20_Internet_20_Link"><text:span text:style-name="T1">[1]</text:span></text:a></text:p>
      <text:p text:style-name="Quotations"><text:soft-page-break/>Glutathoine is an intermediate in the 'glutathione system' which regulates oxidation.</text:p>
      <text:p text:style-name="Text_20_body">An enzyme known as <text:span text:style-name="Emphasis">γ-GlutamylCysteine Synthetase</text:span> (GCS) is a glutamate-cysteine ligase which is involved in synthesizing glutathione, specifically catalyzing the first reaction of combining glutamate and cysteine to form a dipeptide known as <text:span text:style-name="Emphasis">γ-glutamylcysteine</text:span> (hence the name of the enzyme).<text:a xlink:type="simple" xlink:href="https://examine.com/supplements/glutathione/#ref5" text:style-name="Internet_20_link" text:visited-style-name="Visited_20_Internet_20_Link"><text:span text:style-name="T1">[5]</text:span></text:a> This enzyme is a target of certain pharmacological interventions assessing the actions of glutathione in a cell, as it can be inhibited with <text:span text:style-name="Emphasis">Buthionine SulfOximine</text:span> (BSO) resulting in a depletion of active GSH<text:a xlink:type="simple" xlink:href="https://examine.com/supplements/glutathione/#ref6" text:style-name="Internet_20_link" text:visited-style-name="Visited_20_Internet_20_Link"><text:span text:style-name="T1">[6]</text:span></text:a> and enhancing its actions can enhance glutathione activity and its antioxidant effects.<text:a xlink:type="simple" xlink:href="https://examine.com/supplements/glutathione/#ref7" text:style-name="Internet_20_link" text:visited-style-name="Visited_20_Internet_20_Link"><text:span text:style-name="T1">[7]</text:span></text:a> A deficiency of GCS results in both a depletion in glutathione as well as a cellular glutathione-S-transferase activity.<text:a xlink:type="simple" xlink:href="https://examine.com/supplements/glutathione/#ref8" text:style-name="Internet_20_link" text:visited-style-name="Visited_20_Internet_20_Link"><text:span text:style-name="T1">[8]</text:span></text:a> Due to glutathione itself exerting a negative regulatory role on this enzyme (in both bacterial<text:a xlink:type="simple" xlink:href="https://examine.com/supplements/glutathione/#ref9" text:style-name="Internet_20_link" text:visited-style-name="Visited_20_Internet_20_Link"><text:span text:style-name="T1">[9]</text:span></text:a> and rat cells;<text:a xlink:type="simple" xlink:href="https://examine.com/supplements/glutathione/#ref10" text:style-name="Internet_20_link" text:visited-style-name="Visited_20_Internet_20_Link"><text:span text:style-name="T1">[10]</text:span></text:a> latter being homologous to human<text:a xlink:type="simple" xlink:href="https://examine.com/supplements/glutathione/#ref11" text:style-name="Internet_20_link" text:visited-style-name="Visited_20_Internet_20_Link"><text:span text:style-name="T1">[11]</text:span></text:a>) an excess of glutathione production from overactivity seems unlikely.</text:p>
      <text:p text:style-name="Text_20_body">The second enzyme involved in the synthesis of glutathione is <text:span text:style-name="Emphasis">glutathione synthetase</text:span>, which takes the <text:span text:style-name="Emphasis">γ-glutamylcysteine</text:span> created in the previous enzymatic reaction and attaches glycine into it, forming the tripeptide known as glutathione.<text:a xlink:type="simple" xlink:href="https://examine.com/supplements/glutathione/#ref12" text:style-name="Internet_20_link" text:visited-style-name="Visited_20_Internet_20_Link"><text:span text:style-name="T1">[12]</text:span></text:a> This enzyme is present in yeast and bacteria although they share little homology with rat and human variants,<text:a xlink:type="simple" xlink:href="https://examine.com/supplements/glutathione/#ref13" text:style-name="Internet_20_link" text:visited-style-name="Visited_20_Internet_20_Link"><text:span text:style-name="T1">[13]</text:span></text:a><text:a xlink:type="simple" xlink:href="https://examine.com/supplements/glutathione/#ref14" text:style-name="Internet_20_link" text:visited-style-name="Visited_20_Internet_20_Link"><text:span text:style-name="T1">[14]</text:span></text:a> and the rat variant has around 88% homology with the human variant.<text:a xlink:type="simple" xlink:href="https://examine.com/supplements/glutathione/#ref15" text:style-name="Internet_20_link" text:visited-style-name="Visited_20_Internet_20_Link"><text:span text:style-name="T1">[15]</text:span></text:a> The enzyme appears to requite Cys-422 to function in humans<text:a xlink:type="simple" xlink:href="https://examine.com/supplements/glutathione/#ref16" text:style-name="Internet_20_link" text:visited-style-name="Visited_20_Internet_20_Link"><text:span text:style-name="T1">[16]</text:span></text:a> and its function can be inhibited in experiments with Methionine SulfOximine (MSO).<text:a xlink:type="simple" xlink:href="https://examine.com/supplements/glutathione/#ref17" text:style-name="Internet_20_link" text:visited-style-name="Visited_20_Internet_20_Link"><text:span text:style-name="T1">[17]</text:span></text:a></text:p>
      <text:p text:style-name="Text_20_body">The rate-limiting step of glutathione synthesis does not appear to be the activity of either enzyme under normal conditions, but rather the provision of one of the amino acids (L-cysteine) making up the tripeptide;<text:a xlink:type="simple" xlink:href="https://examine.com/supplements/glutathione/#ref18" text:style-name="Internet_20_link" text:visited-style-name="Visited_20_Internet_20_Link"><text:span text:style-name="T1">[18]</text:span></text:a> due to this, supplementation of <text:a xlink:type="simple" xlink:href="https://examine.com/supplements/n-acetylcysteine/" text:style-name="Internet_20_link" text:visited-style-name="Visited_20_Internet_20_Link">N-acetylcysteine</text:a> is sometimes used to increase glutathione synthesis (after N-acetylcysteine gets deacetylated to form L-cysteine, however).<text:a xlink:type="simple" xlink:href="https://examine.com/supplements/glutathione/#ref18" text:style-name="Internet_20_link" text:visited-style-name="Visited_20_Internet_20_Link"><text:span text:style-name="T1">[18]</text:span></text:a></text:p>
      <text:p text:style-name="Quotations">The synthesis of glutathione in the body involves two enzymes, the first of which binds L-cysteine and glutamic acid to one another in a gamma configuration (producing γ-glutamylcysteine), and the second enzyme adds a glycine molecule onto it to ultimately form glutathione.</text:p>
      <text:p text:style-name="Text_20_body">Glutathione itself (GSH) is present in both a reduced form known as <text:span text:style-name="Emphasis">reduced glutathione</text:span> (GSH) prior to exerting antioxidant effects and an oxidized form (GSSG) after it exerts antioxidant effects on targets; the two form a ratio known as the GSH/GSSG ratio where the former normally constitutes 98% of total glutathione and alterations in the ratio signify changes in cellular oxidative balance.<text:a xlink:type="simple" xlink:href="https://examine.com/supplements/glutathione/#ref19" text:style-name="Internet_20_link" text:visited-style-name="Visited_20_Internet_20_Link"><text:span text:style-name="T1">[19]</text:span></text:a></text:p>
      <text:p text:style-name="Text_20_body">Oxidized glutathione (GSSG) can be converted back into GSH via the NADPH-dependent <text:span text:style-name="Emphasis">glutathione disulfide reductase</text:span> enzyme,<text:a xlink:type="simple" xlink:href="https://examine.com/supplements/glutathione/#ref12" text:style-name="Internet_20_link" text:visited-style-name="Visited_20_Internet_20_Link"><text:span text:style-name="T1">[12]</text:span></text:a> and the activity of this enzyme seems to be in part controlled by glutathione itself.<text:a xlink:type="simple" xlink:href="https://examine.com/supplements/glutathione/#ref20" text:style-name="Internet_20_link" text:visited-style-name="Visited_20_Internet_20_Link"><text:span text:style-name="T1">[20]</text:span></text:a> The activity of this enzyme appears to be a major determinent of the overall GSH/GSSG ratio.<text:a xlink:type="simple" xlink:href="https://examine.com/supplements/glutathione/#ref12" text:style-name="Internet_20_link" text:visited-style-name="Visited_20_Internet_20_Link"><text:span text:style-name="T1">[12]</text:span></text:a></text:p>
      <text:p text:style-name="Quotations">Glutathione exists in two forms: a reduced form (GSH) and an oxidized form (GSSG). The ratio of rGSH to GSSH is indicative of the overall oxidative state of a cell, with <text:soft-page-break/>increasing oxidized forms (GSSG) relative to the reduced form (GSH) suggestive of a more oxidative state.</text:p>
      <text:p text:style-name="Text_20_body">The antioxidant enzymes that utilize glutathione to exert antioxidative effects are known as <text:span text:style-name="Emphasis">glutathione S-transferases</text:span> (GSTs), and work by priming the glutathione molecule to donate an electron pair (known as a nucleophilic attack) and allowing this attack to reach targets that are able to accept the electrons (electrophilic targets) resulting in a transfer of electrons; this transfer itself is the antioxidative effect.<text:a xlink:type="simple" xlink:href="https://examine.com/supplements/glutathione/#ref21" text:style-name="Internet_20_link" text:visited-style-name="Visited_20_Internet_20_Link"><text:span text:style-name="T1">[21]</text:span></text:a></text:p>
      <text:p text:style-name="Text_20_body">GST enzymes are divided into eight distinct classes in mammals of alpha (α),<text:a xlink:type="simple" xlink:href="https://examine.com/supplements/glutathione/#ref22" text:style-name="Internet_20_link" text:visited-style-name="Visited_20_Internet_20_Link"><text:span text:style-name="T1">[22]</text:span></text:a> mu (μ),<text:a xlink:type="simple" xlink:href="https://examine.com/supplements/glutathione/#ref23" text:style-name="Internet_20_link" text:visited-style-name="Visited_20_Internet_20_Link"><text:span text:style-name="T1">[23]</text:span></text:a> pi (π),<text:a xlink:type="simple" xlink:href="https://examine.com/supplements/glutathione/#ref24" text:style-name="Internet_20_link" text:visited-style-name="Visited_20_Internet_20_Link"><text:span text:style-name="T1">[24]</text:span></text:a> theta (θ),<text:a xlink:type="simple" xlink:href="https://examine.com/supplements/glutathione/#ref25" text:style-name="Internet_20_link" text:visited-style-name="Visited_20_Internet_20_Link"><text:span text:style-name="T1">[25]</text:span></text:a> zeta (ζ),<text:a xlink:type="simple" xlink:href="https://examine.com/supplements/glutathione/#ref26" text:style-name="Internet_20_link" text:visited-style-name="Visited_20_Internet_20_Link"><text:span text:style-name="T1">[26]</text:span></text:a> sigma (σ),<text:a xlink:type="simple" xlink:href="https://examine.com/supplements/glutathione/#ref27" text:style-name="Internet_20_link" text:visited-style-name="Visited_20_Internet_20_Link"><text:span text:style-name="T1">[27]</text:span></text:a> omega (ω),<text:a xlink:type="simple" xlink:href="https://examine.com/supplements/glutathione/#ref27" text:style-name="Internet_20_link" text:visited-style-name="Visited_20_Internet_20_Link"><text:span text:style-name="T1">[27]</text:span></text:a> and the mitochondrial kappa (κ)<text:a xlink:type="simple" xlink:href="https://examine.com/supplements/glutathione/#ref28" text:style-name="Internet_20_link" text:visited-style-name="Visited_20_Internet_20_Link"><text:span text:style-name="T1">[28]</text:span></text:a><text:a xlink:type="simple" xlink:href="https://examine.com/supplements/glutathione/#ref29" text:style-name="Internet_20_link" text:visited-style-name="Visited_20_Internet_20_Link"><text:span text:style-name="T1">[29]</text:span></text:a> divided into two superfamilies of soluble GSTs located in the cytosol (with the exception of kappa)<text:a xlink:type="simple" xlink:href="https://examine.com/supplements/glutathione/#ref27" text:style-name="Internet_20_link" text:visited-style-name="Visited_20_Internet_20_Link"><text:span text:style-name="T1">[27]</text:span></text:a> and microsomal GSTs collectively known as Membrane-Associated Proteins in Eicosanoid and Glutathione metabolism (MAPEG) which are associated with cellular membranes.<text:a xlink:type="simple" xlink:href="https://examine.com/supplements/glutathione/#ref30" text:style-name="Internet_20_link" text:visited-style-name="Visited_20_Internet_20_Link"><text:span text:style-name="T1">[30]</text:span></text:a></text:p>
      <text:p text:style-name="Text_20_body">Another group of enzymes are the <text:span text:style-name="Emphasis">glutathione peroxidase</text:span> (GPx) enzymes which use glutathione tripeptides to reduce lipid peroxidation and hydrogen peroxide into water, with differing efficacy and targets depending on which of the eight isomers is being investigated.<text:a xlink:type="simple" xlink:href="https://examine.com/supplements/glutathione/#ref31" text:style-name="Internet_20_link" text:visited-style-name="Visited_20_Internet_20_Link"><text:span text:style-name="T1">[31]</text:span></text:a> These enzymes are <text:a xlink:type="simple" xlink:href="https://examine.com/supplements/selenium/" text:style-name="Internet_20_link" text:visited-style-name="Visited_20_Internet_20_Link">selenium</text:a>-dependent enzymes and a reduction in their activity in the body mediates the adverse effects of selenium deficiency.<text:a xlink:type="simple" xlink:href="https://examine.com/supplements/glutathione/#ref31" text:style-name="Internet_20_link" text:visited-style-name="Visited_20_Internet_20_Link"><text:span text:style-name="T1">[31]</text:span></text:a><text:a xlink:type="simple" xlink:href="https://examine.com/supplements/glutathione/#ref32" text:style-name="Internet_20_link" text:visited-style-name="Visited_20_Internet_20_Link"><text:span text:style-name="T1">[32]</text:span></text:a></text:p>
      <text:p text:style-name="Quotations">Glutathine S-transferase (GST) and gluathione peroxidase (GPx) enzymes mediate many of the antioxidative actions of glutathione.</text:p>
      <text:p text:style-name="Text_20_body">Beyond the usage of glutathione as substrate by its enzymes to exert antioxidant effects, it can directly modify L-cysteine residues on proteins in a process known as S-glutathionylation (or S-glutathiolation)<text:a xlink:type="simple" xlink:href="https://examine.com/supplements/glutathione/#ref33" text:style-name="Internet_20_link" text:visited-style-name="Visited_20_Internet_20_Link"><text:span text:style-name="T1">[33]</text:span></text:a><text:a xlink:type="simple" xlink:href="https://examine.com/supplements/glutathione/#ref34" text:style-name="Internet_20_link" text:visited-style-name="Visited_20_Internet_20_Link"><text:span text:style-name="T1">[34]</text:span></text:a> and in general this process modifies the proteins actions and is involved in regulating transcription<text:a xlink:type="simple" xlink:href="https://examine.com/supplements/glutathione/#ref35" text:style-name="Internet_20_link" text:visited-style-name="Visited_20_Internet_20_Link"><text:span text:style-name="T1">[35]</text:span></text:a> and both protein folding and degradation.<text:a xlink:type="simple" xlink:href="https://examine.com/supplements/glutathione/#ref36" text:style-name="Internet_20_link" text:visited-style-name="Visited_20_Internet_20_Link"><text:span text:style-name="T1">[36]</text:span></text:a> While vital pathways, the relevance of this information of oral supplementation of either glutathione of N-acetylcysteine is unknown.</text:p>
      <text:p text:style-name="Quotations">Glutathione itself can modify protein function via a process known as S-glutathionylation, which is independent of its classical antioxidant effects.</text:p>
      <text:p text:style-name="Text_20_body"><text:bookmark text:name="summary2"/></text:p>
      <text:h text:style-name="Heading_20_2" text:outline-level="2"><text:bookmark text:name="pharmacology"/>2Pharmacology</text:h>
      <text:h text:style-name="Heading_20_3" text:outline-level="3"><text:bookmark text:name="summary2-0"/><text:bookmark text:name="#absorption"/>2.1. Absorption</text:h>
      <text:p text:style-name="Text_20_body">Glutathione, due to being a small peptide molecule, is subject to hydrolysis (digestion) in the small intestines usually by <text:span text:style-name="Emphasis">γ-glutamyltransferase</text:span> in the brush border of the jejunem<text:a xlink:type="simple" xlink:href="https://examine.com/supplements/glutathione/#ref37" text:style-name="Internet_20_link" text:visited-style-name="Visited_20_Internet_20_Link"><text:span text:style-name="T1">[37]</text:span></text:a> where the enzyme predominates.<text:a xlink:type="simple" xlink:href="https://examine.com/supplements/glutathione/#ref38" text:style-name="Internet_20_link" text:visited-style-name="Visited_20_Internet_20_Link"><text:span text:style-name="T1">[38]</text:span></text:a> There may also be hydrolysis post-absorption, since infusions of glutathione are mostly degraded into its constituent amino acids and increase serum L-cysteine.<text:a xlink:type="simple" xlink:href="https://examine.com/supplements/glutathione/#ref39" text:style-name="Internet_20_link" text:visited-style-name="Visited_20_Internet_20_Link"><text:span text:style-name="T1">[39]</text:span></text:a></text:p>
      <text:p text:style-name="Text_20_body"><text:soft-page-break/>There appears to be a transporter for glutathione absorption in human intestinal cells<text:a xlink:type="simple" xlink:href="https://examine.com/supplements/glutathione/#ref40" text:style-name="Internet_20_link" text:visited-style-name="Visited_20_Internet_20_Link"><text:span text:style-name="T1">[40]</text:span></text:a> and increases in serum<text:a xlink:type="simple" xlink:href="https://examine.com/supplements/glutathione/#ref41" text:style-name="Internet_20_link" text:visited-style-name="Visited_20_Internet_20_Link"><text:span text:style-name="T1">[41]</text:span></text:a> and tissue<text:a xlink:type="simple" xlink:href="https://examine.com/supplements/glutathione/#ref42" text:style-name="Internet_20_link" text:visited-style-name="Visited_20_Internet_20_Link"><text:span text:style-name="T1">[42]</text:span></text:a> glutathione have been noted with orally supplemented glutathione in rats, but overall glutathione activity in the human does not correlate with dietary glutathione.<text:a xlink:type="simple" xlink:href="https://examine.com/supplements/glutathione/#ref4" text:style-name="Internet_20_link" text:visited-style-name="Visited_20_Internet_20_Link"><text:span text:style-name="T1">[4]</text:span></text:a></text:p>
      <text:p text:style-name="Quotations">Dietary or orally-ingested glutathione can be hydrolyzed into its constituent amino acids in the intestines and in serum, although there is a possibility of some of the glutathione making it into circulation via absorption from the intestines.</text:p>
      <text:h text:style-name="Heading_20_3" text:outline-level="3"><text:bookmark text:name="summary2-1"/><text:bookmark text:name="#serum"/>2.2. Serum</text:h>
      <text:p text:style-name="Text_20_body">Oral ingestion of 3g glutathione (0.15mM/kg) solution in otherwise healthy subjects has failed to increase circulating glutathione concentrations over the course of the next 270 minutes relative to baseline<text:a xlink:type="simple" xlink:href="https://examine.com/supplements/glutathione/#ref43" text:style-name="Internet_20_link" text:visited-style-name="Visited_20_Internet_20_Link"><text:span text:style-name="T1">[43]</text:span></text:a> and infusions of glutathione have noted that the increase in serum L-cysteine is approximately equivalent to the amount of L-cysteine within glutathione<text:a xlink:type="simple" xlink:href="https://examine.com/supplements/glutathione/#ref39" text:style-name="Internet_20_link" text:visited-style-name="Visited_20_Internet_20_Link"><text:span text:style-name="T1">[39]</text:span></text:a><text:a xlink:type="simple" xlink:href="https://examine.com/supplements/glutathione/#ref44" text:style-name="Internet_20_link" text:visited-style-name="Visited_20_Internet_20_Link"><text:span text:style-name="T1">[44]</text:span></text:a> suggesting degradation of glutathione in serum. While one study has found oral supplementation of 1,000mg glutathione over four weeks failing to increase red blood cell stores of glutathione in otherwise healthy humans<text:a xlink:type="simple" xlink:href="https://examine.com/supplements/glutathione/#ref45" text:style-name="Internet_20_link" text:visited-style-name="Visited_20_Internet_20_Link"><text:span text:style-name="T1">[45]</text:span></text:a> another study (funded by a the producer of the tested supplement, Setria®, but no conflicts of interest declared) using the same dose or a lesser 250mg dose over six months noted increases in red blood cell glutathione reaching 30-35% at peak;<text:a xlink:type="simple" xlink:href="https://examine.com/supplements/glutathione/#ref46" text:style-name="Internet_20_link" text:visited-style-name="Visited_20_Internet_20_Link"><text:span text:style-name="T1">[46]</text:span></text:a> 250mg was less effective at six months relative to 1,000mg.<text:a xlink:type="simple" xlink:href="https://examine.com/supplements/glutathione/#ref46" text:style-name="Internet_20_link" text:visited-style-name="Visited_20_Internet_20_Link"><text:span text:style-name="T1">[46]</text:span></text:a></text:p>
      <text:p text:style-name="Quotations">Glutathione is not stable in the blood, and whether via oral or intravenous administration, glutathione will be readily degraded into L-cysteine or other sulfur containing molecules. It is still possible for oral glutathione to increase bodily glutathione stores though, although this likely requires its degradation into L-cysteine for absorption</text:p>
      <text:h text:style-name="Heading_20_3" text:outline-level="3"><text:bookmark text:name="summary2-2"/><text:bookmark text:name="#cellular-kinetics"/>2.3. Cellular Kinetics</text:h>
      <text:p text:style-name="Text_20_body">Glutathione is synthesized intracellularly, and while it can be effluxed from a cell it tends to be hydrolyzed to its constituent amino acids to then be taken back up by cells and resynthesized intracellularly into glutathione.<text:a xlink:type="simple" xlink:href="https://examine.com/supplements/glutathione/#ref18" text:style-name="Internet_20_link" text:visited-style-name="Visited_20_Internet_20_Link"><text:span text:style-name="T1">[18]</text:span></text:a><text:span text:style-name="Emphasis">γ-glutamyl transpeptidase</text:span> cleaves the γ-glutamyl bond in glutathione producing a cysteine-glycine dipeptide and γ-glutamyl moiety which is bound to another amino acid (usually cystine, a product of two L-cysteine molecules<text:a xlink:type="simple" xlink:href="https://examine.com/supplements/glutathione/#ref47" text:style-name="Internet_20_link" text:visited-style-name="Visited_20_Internet_20_Link"><text:span text:style-name="T1">[47]</text:span></text:a>) for extracellular transport, and upon reaching another tissue the γ-glutamylamino acid dipeptide is cleaved by <text:span text:style-name="Emphasis">γ-glutamyl cyclotransferase</text:span> to free the amino acid and produce the cyclic form of glutamic acid (5-oxoproline) which is converted into <text:a xlink:type="simple" xlink:href="https://examine.com/supplements/glutamine/" text:style-name="Internet_20_link" text:visited-style-name="Visited_20_Internet_20_Link">glutamine</text:a> by <text:span text:style-name="Emphasis">5-oxoprolinase</text:span>.<text:a xlink:type="simple" xlink:href="https://examine.com/supplements/glutathione/#ref48" text:style-name="Internet_20_link" text:visited-style-name="Visited_20_Internet_20_Link"><text:span text:style-name="T1">[48]</text:span></text:a><text:a xlink:type="simple" xlink:href="https://examine.com/supplements/glutathione/#ref18" text:style-name="Internet_20_link" text:visited-style-name="Visited_20_Internet_20_Link"><text:span text:style-name="T1">[18]</text:span></text:a></text:p>
      <text:p text:style-name="Text_20_body">Glutathione as the tripeptide, when effluxed from a cell, cannot be absorbed back into most cells intact. This leads to a basal glutathione content in serum, of which the normal range is 3.8–5.5μM<text:a xlink:type="simple" xlink:href="https://examine.com/supplements/glutathione/#ref49" text:style-name="Internet_20_link" text:visited-style-name="Visited_20_Internet_20_Link"><text:span text:style-name="T1">[49]</text:span></text:a> and the half-life has been noted to be around 14.1+/-9.2 minutes.<text:a xlink:type="simple" xlink:href="https://examine.com/supplements/glutathione/#ref44" text:style-name="Internet_20_link" text:visited-style-name="Visited_20_Internet_20_Link"><text:span text:style-name="T1">[44]</text:span></text:a> The cells that have been noted to be able to absorb intact glutathione include hepatocytes (HepG2<text:a xlink:type="simple" xlink:href="https://examine.com/supplements/glutathione/#ref50" text:style-name="Internet_20_link" text:visited-style-name="Visited_20_Internet_20_Link"><text:span text:style-name="T1">[50]</text:span></text:a>), intestinal mucosal cells,<text:a xlink:type="simple" xlink:href="https://examine.com/supplements/glutathione/#ref51" text:style-name="Internet_20_link" text:visited-style-name="Visited_20_Internet_20_Link"><text:span text:style-name="T1">[51]</text:span></text:a> and retinal cells.<text:a xlink:type="simple" xlink:href="https://examine.com/supplements/glutathione/#ref52" text:style-name="Internet_20_link" text:visited-style-name="Visited_20_Internet_20_Link"><text:span text:style-name="T1">[52]</text:span></text:a><text:a xlink:type="simple" xlink:href="https://examine.com/supplements/glutathione/#ref53" text:style-name="Internet_20_link" text:visited-style-name="Visited_20_Internet_20_Link"><text:span text:style-name="T1">[53]</text:span></text:a></text:p>
      <text:p text:style-name="Quotations"><text:soft-page-break/>Glutathione can be exported from the cells where it is synthesized, and it exists in its intact form to some degree in the blood. Most cells, however, must break it down in order to absorb it.</text:p>
      <text:h text:style-name="Heading_20_3" text:outline-level="3"><text:bookmark text:name="summary2-3"/><text:bookmark text:name="#phase-ii-enzyme-interactions"/>2.4. Phase II Enzyme Interactions</text:h>
      <text:p text:style-name="Text_20_body">Glutathione can be conjugated to other molecules by select Phase II Enzymes; while this process is classically referred to as a detoxification process as this conjugation 'tags' the molecule for removal by the liver and kidneys<text:a xlink:type="simple" xlink:href="https://examine.com/supplements/glutathione/#ref54" text:style-name="Internet_20_link" text:visited-style-name="Visited_20_Internet_20_Link"><text:span text:style-name="T1">[54]</text:span></text:a> in some cases glutathione conjugation serves to bioactive the target molecule.<text:a xlink:type="simple" xlink:href="https://examine.com/supplements/glutathione/#ref55" text:style-name="Internet_20_link" text:visited-style-name="Visited_20_Internet_20_Link"><text:span text:style-name="T1">[55]</text:span></text:a> This process applies to both xenobiotics (things originating from outside the body) as well as some endogenous molecules like steroids<text:a xlink:type="simple" xlink:href="https://examine.com/supplements/glutathione/#ref56" text:style-name="Internet_20_link" text:visited-style-name="Visited_20_Internet_20_Link"><text:span text:style-name="T1">[56]</text:span></text:a> and prostaglandins.<text:a xlink:type="simple" xlink:href="https://examine.com/supplements/glutathione/#ref57" text:style-name="Internet_20_link" text:visited-style-name="Visited_20_Internet_20_Link"><text:span text:style-name="T1">[57]</text:span></text:a></text:p>
      <text:p text:style-name="Text_20_body">These enzymes are the glutathione S-transferases (GSTs), and the conjugation reaction is similar to an antioxidation reaction where the glutathione performs a nucleophilic attack (donating a pair of electrons) to electrophilic targets in the conjugation process.<text:a xlink:type="simple" xlink:href="https://examine.com/supplements/glutathione/#ref58" text:style-name="Internet_20_link" text:visited-style-name="Visited_20_Internet_20_Link"><text:span text:style-name="T1">[58]</text:span></text:a> After conjugation, it is either ejected immediately from the liver into the intestines (thus forming a fecal metabolite) or it travels to the kidneys to ultimately be excreted in the urine as an aceylated L-cysteine conjugate known as <text:span text:style-name="Emphasis">mercapturic acid</text:span>.<text:a xlink:type="simple" xlink:href="https://examine.com/supplements/glutathione/#ref54" text:style-name="Internet_20_link" text:visited-style-name="Visited_20_Internet_20_Link"><text:span text:style-name="T1">[54]</text:span></text:a><text:a xlink:type="simple" xlink:href="https://examine.com/supplements/glutathione/#ref55" text:style-name="Internet_20_link" text:visited-style-name="Visited_20_Internet_20_Link"><text:span text:style-name="T1">[55]</text:span></text:a></text:p>
      <text:p text:style-name="Quotations">Glutathione is used by glutathione S-transferase (GST) enzymes to conjugate targets. This conjugation modifies the target's structure, and while in most cases this serves a detoxifying role by aiding in the removal of the target from the body, it is implicated in a few instances of enhancing the target's actions/toxicity.</text:p>
      <text:p text:style-name="Text_20_body"><text:bookmark text:name="summary3"/></text:p>
      <text:h text:style-name="Heading_20_2" text:outline-level="2"><text:bookmark text:name="cardiovascular-health"/>3Cardiovascular Health</text:h>
      <text:h text:style-name="Heading_20_3" text:outline-level="3"><text:bookmark text:name="summary3-0"/><text:bookmark text:name="#cardiac-tissue"/>3.1. Cardiac Tissue</text:h>
      <text:p text:style-name="Text_20_body">In rats subject to treadmill training, oral supplementation of 5g/kg glutathione for 17 days prior to ischemia-reperfusion (IR), supplementation was protective; glutathione reduced the IR-induced increases in left ventricular systolic pressure and also increased contractility (+dP/dt) more than glutathione alone and training alone (the latter of which was not protective).<text:a xlink:type="simple" xlink:href="https://examine.com/supplements/glutathione/#ref59" text:style-name="Internet_20_link" text:visited-style-name="Visited_20_Internet_20_Link"><text:span text:style-name="T1">[59]</text:span></text:a></text:p>
      <text:p text:style-name="Text_20_body"><text:bookmark text:name="summary4"/></text:p>
      <text:h text:style-name="Heading_20_2" text:outline-level="2"><text:bookmark text:name="inflammation-and-immunology"/>4Inflammation and Immunology</text:h>
      <text:h text:style-name="Heading_20_3" text:outline-level="3"><text:bookmark text:name="summary4-0"/><text:bookmark text:name="#virological-interactions"/>4.1. Virological Interactions</text:h>
      <text:p text:style-name="Text_20_body">Macrophages from people with HIV appear to have higher concentrations of GSSG (relative to reduced glutathione) than do macrophages from noninfected controls.<text:a xlink:type="simple" xlink:href="https://examine.com/supplements/glutathione/#ref60" text:style-name="Internet_20_link" text:visited-style-name="Visited_20_Internet_20_Link"><text:span text:style-name="T1">[60]</text:span></text:a> This was thought to be related to a reduced expression of glutamine-cysteine ligase (GCLC) seen with HIV infection in macrophages.<text:a xlink:type="simple" xlink:href="https://examine.com/supplements/glutathione/#ref60" text:style-name="Internet_20_link" text:visited-style-name="Visited_20_Internet_20_Link"><text:span text:style-name="T1">[60]</text:span></text:a></text:p>
      <text:p text:style-name="Text_20_body"><text:soft-page-break/>Macrophages isolated from patients with HIV on stable antiretroviral therapy and incubated with <text:span text:style-name="Emphasis">M. tuberculosis</text:span> and 5-10μM glutathione resulted in an increase in reduced glutathione (53-93% in HIV+ and 80-83% in HIV- controls) which was only matched with <text:a xlink:type="simple" xlink:href="https://examine.com/supplements/n-acetylcysteine/" text:style-name="Internet_20_link" text:visited-style-name="Visited_20_Internet_20_Link">N-acetylcysteine</text:a> at 10mM.<text:a xlink:type="simple" xlink:href="https://examine.com/supplements/glutathione/#ref60" text:style-name="Internet_20_link" text:visited-style-name="Visited_20_Internet_20_Link"><text:span text:style-name="T1">[60]</text:span></text:a> The difference in potency persisted when assessing lipid peroxidation (via malondialdehyde assay) and in reducing the intracellular growth of <text:span text:style-name="Emphasis">M. tuberculosis</text:span>.<text:a xlink:type="simple" xlink:href="https://examine.com/supplements/glutathione/#ref60" text:style-name="Internet_20_link" text:visited-style-name="Visited_20_Internet_20_Link"><text:span text:style-name="T1">[60]</text:span></text:a></text:p>
      <text:p text:style-name="Text_20_body"><text:bookmark text:name="summary5"/></text:p>
      <text:h text:style-name="Heading_20_2" text:outline-level="2"><text:bookmark text:name="interactions-with-oxidation"/>5Interactions with Oxidation</text:h>
      <text:h text:style-name="Heading_20_3" text:outline-level="3"><text:bookmark text:name="summary5-0"/><text:bookmark text:name="#superoxide"/>5.1. Superoxide</text:h>
      <text:p text:style-name="Text_20_body">Superoxide (O<text:span text:style-name="T2">2</text:span><text:span text:style-name="T1">-</text:span>), produced when a single electron is abstracted by an oxygen molecule (O<text:span text:style-name="T2">2</text:span>) or as the byproduct of metabolic reactions,<text:a xlink:type="simple" xlink:href="https://examine.com/supplements/glutathione/#ref61" text:style-name="Internet_20_link" text:visited-style-name="Visited_20_Internet_20_Link"><text:span text:style-name="T1">[61]</text:span></text:a> is a free radical with which both <text:a xlink:type="simple" xlink:href="https://examine.com/supplements/n-acetylcysteine/" text:style-name="Internet_20_link" text:visited-style-name="Visited_20_Internet_20_Link">N-acetylcysteine</text:a><text:a xlink:type="simple" xlink:href="https://examine.com/supplements/glutathione/#ref62" text:style-name="Internet_20_link" text:visited-style-name="Visited_20_Internet_20_Link"><text:span text:style-name="T1">[62]</text:span></text:a> and glutathione<text:a xlink:type="simple" xlink:href="https://examine.com/supplements/glutathione/#ref63" text:style-name="Internet_20_link" text:visited-style-name="Visited_20_Internet_20_Link"><text:span text:style-name="T1">[63]</text:span></text:a><text:a xlink:type="simple" xlink:href="https://examine.com/supplements/glutathione/#ref64" text:style-name="Internet_20_link" text:visited-style-name="Visited_20_Internet_20_Link"><text:span text:style-name="T1">[64]</text:span></text:a> are able to directly and nonenzymatically react, although the rate constants for such reactions are poor (and so they are low potency antioxidants in this case). </text:p>
      <text:p text:style-name="Text_20_body">The formation of superoxide is a common first stage in oxidant production since O<text:span text:style-name="T2">2</text:span> is able to transverse membranes easily (similar to H<text:span text:style-name="T2">2</text:span>O<text:span text:style-name="T2">2</text:span> but not O<text:span text:style-name="T2">2</text:span><text:span text:style-name="T1">-</text:span>)<text:a xlink:type="simple" xlink:href="https://examine.com/supplements/glutathione/#ref65" text:style-name="Internet_20_link" text:visited-style-name="Visited_20_Internet_20_Link"><text:span text:style-name="T1">[65]</text:span></text:a> and since O<text:span text:style-name="T2">2</text:span> is ubiquitously required in metabolic reactions.<text:a xlink:type="simple" xlink:href="https://examine.com/supplements/glutathione/#ref61" text:style-name="Internet_20_link" text:visited-style-name="Visited_20_Internet_20_Link"><text:span text:style-name="T1">[61]</text:span></text:a></text:p>
      <text:p text:style-name="Text_20_body">The enzymes that utilize glutathione to exert enzymatic antioxidant effects (the peroxidases and S-transferases) also do not appear to have potent antioxidant effects on this radical, and endogenous sequesteration of O<text:span text:style-name="T2">2</text:span><text:span text:style-name="T1">-</text:span> tends to be handled by the <text:span text:style-name="Emphasis">superoxide dismutase</text:span> (SOD) enzymes which convert O<text:span text:style-name="T2">2</text:span><text:span text:style-name="T1">-</text:span> into hydrogen peroxide (H<text:span text:style-name="T2">2</text:span>O<text:span text:style-name="T2">2</text:span>).<text:a xlink:type="simple" xlink:href="https://examine.com/supplements/glutathione/#ref66" text:style-name="Internet_20_link" text:visited-style-name="Visited_20_Internet_20_Link"><text:span text:style-name="T1">[66]</text:span></text:a><text:a xlink:type="simple" xlink:href="https://examine.com/supplements/glutathione/#ref67" text:style-name="Internet_20_link" text:visited-style-name="Visited_20_Internet_20_Link"><text:span text:style-name="T1">[67]</text:span></text:a></text:p>
      <text:p text:style-name="Quotations">Superoxide (O<text:span text:style-name="T2">2</text:span><text:span text:style-name="T1">-</text:span>) is one of the basic free radicals that can exert oxidative effects in the cell, and is usually handled by the enzyme <text:span text:style-name="Emphasis">superoxide dismutase</text:span>, which converts it into hydrogen peroxide for glutathione to then reduce; glutathione and its enzymes do not have much antioxidative potential in directly reducing superoxide.</text:p>
      <text:h text:style-name="Heading_20_3" text:outline-level="3"><text:bookmark text:name="summary5-1"/><text:bookmark text:name="#hydrogen-peroxide"/>5.2. Hydrogen Peroxide</text:h>
      <text:p text:style-name="Text_20_body">The superoxide radical is converted to hydrogen peroxide (H<text:span text:style-name="T2">2</text:span>O<text:span text:style-name="T2">2</text:span>) by <text:span text:style-name="Emphasis">superoxide dismutase</text:span> (SOD), and once this occurs the enzyme <text:span text:style-name="Emphasis">glutathione peroxidase</text:span> (GPx) is able to reduce it to H<text:span text:style-name="T2">2</text:span>O via utilization of two glutathione tripeptides (and formation of GSSG afterwards).<text:a xlink:type="simple" xlink:href="https://examine.com/supplements/glutathione/#ref68" text:style-name="Internet_20_link" text:visited-style-name="Visited_20_Internet_20_Link"><text:span text:style-name="T1">[68]</text:span></text:a> H<text:span text:style-name="T2">2</text:span>O<text:span text:style-name="T2">2</text:span> may also be produced as a byproduct in aerobic metabolic reactions.<text:a xlink:type="simple" xlink:href="https://examine.com/supplements/glutathione/#ref61" text:style-name="Internet_20_link" text:visited-style-name="Visited_20_Internet_20_Link"><text:span text:style-name="T1">[61]</text:span></text:a><text:a xlink:type="simple" xlink:href="https://examine.com/supplements/glutathione/#ref69" text:style-name="Internet_20_link" text:visited-style-name="Visited_20_Internet_20_Link"><text:span text:style-name="T1">[69]</text:span></text:a></text:p>
      <text:p text:style-name="Text_20_body">The antioxidant enzyme <text:span text:style-name="Emphasis">catalase</text:span> also removes H<text:span text:style-name="T2">2</text:span>O<text:span text:style-name="T2">2</text:span> by decomposing it into into water and oxygen.<text:a xlink:type="simple" xlink:href="https://examine.com/supplements/glutathione/#ref70" text:style-name="Internet_20_link" text:visited-style-name="Visited_20_Internet_20_Link"><text:span text:style-name="T1">[70]</text:span></text:a> Catalase and GPx act cooperatively, as H<text:span text:style-name="T2">2</text:span>O<text:span text:style-name="T2">2</text:span> can inactivate catalase at high concentrations<text:a xlink:type="simple" xlink:href="https://examine.com/supplements/glutathione/#ref71" text:style-name="Internet_20_link" text:visited-style-name="Visited_20_Internet_20_Link"><text:span text:style-name="T1">[71]</text:span></text:a><text:a xlink:type="simple" xlink:href="https://examine.com/supplements/glutathione/#ref72" text:style-name="Internet_20_link" text:visited-style-name="Visited_20_Internet_20_Link"><text:span text:style-name="T1">[72]</text:span></text:a> and this inactivation appears to be protected against by GPx.<text:a xlink:type="simple" xlink:href="https://examine.com/supplements/glutathione/#ref73" text:style-name="Internet_20_link" text:visited-style-name="Visited_20_Internet_20_Link"><text:span text:style-name="T1">[73]</text:span></text:a></text:p>
      <text:p text:style-name="Quotations"><text:soft-page-break/>Glutathione, utilized by the GPx enzymes, has a role alongside catalase in reducing potential buildups of the oxidant known as hydrogen peroxide (H<text:span text:style-name="T2">2</text:span>O<text:span text:style-name="T2">2</text:span>). These enzymes can reduce the hydrogen peroxide back into water (or water and oxygen in the case of catalase).</text:p>
      <text:h text:style-name="Heading_20_3" text:outline-level="3"><text:bookmark text:name="summary5-2"/><text:bookmark text:name="#hydroxyl"/>5.3. Hydroxyl</text:h>
      <text:p text:style-name="Text_20_body">The hydroxyl radical (OH•, the neutral form of hydroxide which is OH-) is a potent radical produced when O<text:span text:style-name="T2">2</text:span><text:span text:style-name="T1">-</text:span> reacts with iron via a Fenton reaction, and unlike O<text:span text:style-name="T2">2</text:span><text:span text:style-name="T1">-</text:span> and H<text:span text:style-name="T2">2</text:span>O<text:span text:style-name="T2">2</text:span> which are mild and reversible oxidants OH• is an irreversible modifer of protein structures.<text:a xlink:type="simple" xlink:href="https://examine.com/supplements/glutathione/#ref74" text:style-name="Internet_20_link" text:visited-style-name="Visited_20_Internet_20_Link"><text:span text:style-name="T1">[74]</text:span></text:a> Hydroxyl is thought to mediate many of the more adverse effects of elevated H<text:span text:style-name="T2">2</text:span>O<text:span text:style-name="T2">2</text:span> concentrations in a cell such as the subsequent DNA damage.<text:a xlink:type="simple" xlink:href="https://examine.com/supplements/glutathione/#ref75" text:style-name="Internet_20_link" text:visited-style-name="Visited_20_Internet_20_Link"><text:span text:style-name="T1">[75]</text:span></text:a><text:a xlink:type="simple" xlink:href="https://examine.com/supplements/glutathione/#ref76" text:style-name="Internet_20_link" text:visited-style-name="Visited_20_Internet_20_Link"><text:span text:style-name="T1">[76]</text:span></text:a></text:p>
      <text:p text:style-name="Text_20_body"><text:bookmark text:name="summary6"/></text:p>
      <text:h text:style-name="Heading_20_2" text:outline-level="2"><text:bookmark text:name="peripheral-organ-systems"/>6Peripheral Organ Systems</text:h>
      <text:h text:style-name="Heading_20_3" text:outline-level="3"><text:bookmark text:name="summary6-0"/><text:bookmark text:name="#intestines"/>6.1. Intestines</text:h>
      <text:p text:style-name="Text_20_body">Inflammatory bowel diseases, including ulcerative colitis<text:a xlink:type="simple" xlink:href="https://examine.com/supplements/glutathione/#ref77" text:style-name="Internet_20_link" text:visited-style-name="Visited_20_Internet_20_Link"><text:span text:style-name="T1">[77]</text:span></text:a> and Crohn's disease.<text:a xlink:type="simple" xlink:href="https://examine.com/supplements/glutathione/#ref78" text:style-name="Internet_20_link" text:visited-style-name="Visited_20_Internet_20_Link"><text:span text:style-name="T1">[78]</text:span></text:a>, are characterized by increases in oxidative stress and simultaneous reductions in oxidative defenses such as glutathione concentrations.<text:a xlink:type="simple" xlink:href="https://examine.com/supplements/glutathione/#ref79" text:style-name="Internet_20_link" text:visited-style-name="Visited_20_Internet_20_Link"><text:span text:style-name="T1">[79]</text:span></text:a> As glutathione is the major nonenzymatic antioxidant in gastrointestinal tissue<text:a xlink:type="simple" xlink:href="https://examine.com/supplements/glutathione/#ref80" text:style-name="Internet_20_link" text:visited-style-name="Visited_20_Internet_20_Link"><text:span text:style-name="T1">[80]</text:span></text:a> and since measures that preserve glutathione tend to reduce inflammation and oxidative stress in animal models of these disease states<text:a xlink:type="simple" xlink:href="https://examine.com/supplements/glutathione/#ref81" text:style-name="Internet_20_link" text:visited-style-name="Visited_20_Internet_20_Link"><text:span text:style-name="T1">[81]</text:span></text:a> glutathione has been investigated as a therapeutic agent.</text:p>
      <text:p text:style-name="Text_20_body">In rats, an injection of glutathione (200mg/kg) an hour before induction of colitis via trinitrobenzensulphonic acid (TNBS) appeared to exert protective effects relative to saline, whereas 50mg/kg glutathione (injections) daily for eight weeks after colitis was induced was noted to nearly ablate the alterations in lipid peroxidation and inflammation.<text:a xlink:type="simple" xlink:href="https://examine.com/supplements/glutathione/#ref82" text:style-name="Internet_20_link" text:visited-style-name="Visited_20_Internet_20_Link"><text:span text:style-name="T1">[82]</text:span></text:a></text:p>
      <text:p text:style-name="Text_20_body">In humans on mesalamine therapy and then given additional 800mg of N-acetylcysteine (which can restore glutathione levels) or placebo, the protective effect with combination therapy was both mild and failed to reach statistical significance.<text:a xlink:type="simple" xlink:href="https://examine.com/supplements/glutathione/#ref83" text:style-name="Internet_20_link" text:visited-style-name="Visited_20_Internet_20_Link"><text:span text:style-name="T1">[83]</text:span></text:a></text:p>
      <text:h text:style-name="Heading_20_3" text:outline-level="3"><text:bookmark text:name="summary6-1"/><text:bookmark text:name="#male-sex-organs"/>6.2. Male Sex Organs</text:h>
      <text:p text:style-name="Text_20_body">Male infertility is a state characterized by excessive oxidative stress which suggests a possible therapeutic role of antioxidants in general.<text:a xlink:type="simple" xlink:href="https://examine.com/supplements/glutathione/#ref84" text:style-name="Internet_20_link" text:visited-style-name="Visited_20_Internet_20_Link"><text:span text:style-name="T1">[84]</text:span></text:a> In particular, a glutathione peroxidase deficiency (via <text:a xlink:type="simple" xlink:href="https://examine.com/supplements/selenium/" text:style-name="Internet_20_link" text:visited-style-name="Visited_20_Internet_20_Link">selenium</text:a> deficiency, since the enzyme requires it) appears to result in defective motility and morphology by affecting the midpiece of the spermatozoon (the section between its head and tail).<text:a xlink:type="simple" xlink:href="https://examine.com/supplements/glutathione/#ref85" text:style-name="Internet_20_link" text:visited-style-name="Visited_20_Internet_20_Link"><text:span text:style-name="T1">[85]</text:span></text:a><text:a xlink:type="simple" xlink:href="https://examine.com/supplements/glutathione/#ref86" text:style-name="Internet_20_link" text:visited-style-name="Visited_20_Internet_20_Link"><text:span text:style-name="T1">[86]</text:span></text:a></text:p>
      <text:p text:style-name="Text_20_body">Glutathione's therapeutic effect was confirmed in one study using 600mg glutathione as intramuscular injection which yielded improved sperm motility.<text:a xlink:type="simple" xlink:href="https://examine.com/supplements/glutathione/#ref87" text:style-name="Internet_20_link" text:visited-style-name="Visited_20_Internet_20_Link"><text:span text:style-name="T1">[87]</text:span></text:a> This specific benefit (improved <text:soft-page-break/>motility) has also been noted <text:span text:style-name="Emphasis">in vitro</text:span> with N-acetylcysteine<text:a xlink:type="simple" xlink:href="https://examine.com/supplements/glutathione/#ref88" text:style-name="Internet_20_link" text:visited-style-name="Visited_20_Internet_20_Link"><text:span text:style-name="T1">[88]</text:span></text:a> and with 600mg NAC daily in infertile men over the course of three months.<text:a xlink:type="simple" xlink:href="https://examine.com/supplements/glutathione/#ref89" text:style-name="Internet_20_link" text:visited-style-name="Visited_20_Internet_20_Link"><text:span text:style-name="T1">[89]</text:span></text:a></text:p>
      <text:p text:style-name="Quotations">Injections of glutathione may improve male fertility by improving the morphology and motility of sperm. This effect has also been noted in preliminary studies using oral supplementation of N-acetylcysteine; no studies on oral supplementation of glutathione have been conducted to date.</text:p>
      <text:p text:style-name="Text_20_body"><text:bookmark text:name="summary7"/></text:p>
      <text:h text:style-name="Heading_20_2" text:outline-level="2"><text:bookmark text:name="longevity-and-life-extension"/>7Longevity and Life Extension</text:h>
      <text:h text:style-name="Heading_20_3" text:outline-level="3"><text:bookmark text:name="summary7-0"/><text:bookmark text:name="#rationale"/>7.1. Rationale</text:h>
      <text:p text:style-name="Text_20_body">Glutathione content is reduced in cells during the aging process even in the absence of disease,<text:a xlink:type="simple" xlink:href="https://examine.com/supplements/glutathione/#ref90" text:style-name="Internet_20_link" text:visited-style-name="Visited_20_Internet_20_Link"><text:span text:style-name="T1">[90]</text:span></text:a><text:a xlink:type="simple" xlink:href="https://examine.com/supplements/glutathione/#ref91" text:style-name="Internet_20_link" text:visited-style-name="Visited_20_Internet_20_Link"><text:span text:style-name="T1">[91]</text:span></text:a><text:a xlink:type="simple" xlink:href="https://examine.com/supplements/glutathione/#ref92" text:style-name="Internet_20_link" text:visited-style-name="Visited_20_Internet_20_Link"><text:span text:style-name="T1">[92]</text:span></text:a> resulting in a more oxidative state.<text:a xlink:type="simple" xlink:href="https://examine.com/supplements/glutathione/#ref93" text:style-name="Internet_20_link" text:visited-style-name="Visited_20_Internet_20_Link"><text:span text:style-name="T1">[93]</text:span></text:a> At least in aging rats, the cause for this appears to be related to reduced synthetic capacities of the second step of glutathione anabolism (catalyzed by <text:span text:style-name="Emphasis">glutathione synthetase</text:span><text:a xlink:type="simple" xlink:href="https://examine.com/supplements/glutathione/#ref94" text:style-name="Internet_20_link" text:visited-style-name="Visited_20_Internet_20_Link"><text:span text:style-name="T1">[94]</text:span></text:a>) with no alterations in its metabolism by <text:span text:style-name="Emphasis">γ-glutamyltranspeptidase</text:span> or restoration into an antioxidant by <text:span text:style-name="Emphasis">glutathione reductase</text:span>,<text:a xlink:type="simple" xlink:href="https://examine.com/supplements/glutathione/#ref94" text:style-name="Internet_20_link" text:visited-style-name="Visited_20_Internet_20_Link"><text:span text:style-name="T1">[94]</text:span></text:a> although this mechanism has not been explored in humans.</text:p>
      <text:p text:style-name="Text_20_body">It has been established, however, that the glutathione synthesis rate (fractional and absolute) in elderly humans is lower relative to youthful controls.<text:a xlink:type="simple" xlink:href="https://examine.com/supplements/glutathione/#ref95" text:style-name="Internet_20_link" text:visited-style-name="Visited_20_Internet_20_Link"><text:span text:style-name="T1">[95]</text:span></text:a> This decrease could be associated with a reduction in whole-body protein turnover seen in aging,<text:a xlink:type="simple" xlink:href="https://examine.com/supplements/glutathione/#ref96" text:style-name="Internet_20_link" text:visited-style-name="Visited_20_Internet_20_Link"><text:span text:style-name="T1">[96]</text:span></text:a><text:a xlink:type="simple" xlink:href="https://examine.com/supplements/glutathione/#ref97" text:style-name="Internet_20_link" text:visited-style-name="Visited_20_Internet_20_Link"><text:span text:style-name="T1">[97]</text:span></text:a> which would decrease pools of glycine and cysteine for use in glutathione synthesis.<text:a xlink:type="simple" xlink:href="https://examine.com/supplements/glutathione/#ref95" text:style-name="Internet_20_link" text:visited-style-name="Visited_20_Internet_20_Link"><text:span text:style-name="T1">[95]</text:span></text:a> Indeed, red blood cell glutathione levels, as well as its constituent amino acids L-cysteine and <text:a xlink:type="simple" xlink:href="https://examine.com/supplements/glycine/" text:style-name="Internet_20_link" text:visited-style-name="Visited_20_Internet_20_Link">glycine</text:a> (not glutamate), have been noted to be reduced in the elderly relative to youth,<text:a xlink:type="simple" xlink:href="https://examine.com/supplements/glutathione/#ref95" text:style-name="Internet_20_link" text:visited-style-name="Visited_20_Internet_20_Link"><text:span text:style-name="T1">[95]</text:span></text:a> and oral supplementation of <text:a xlink:type="simple" xlink:href="https://examine.com/supplements/n-acetylcysteine/" text:style-name="Internet_20_link" text:visited-style-name="Visited_20_Internet_20_Link">N-acetylcysteine</text:a> (100mg/kg of L-cysteine) and glycine (100mg/kg) was noted to restore glutathione concentrations by 94.6% within two weeks restoring levels and the synthesis rates of glutathione to those seen in youth.<text:a xlink:type="simple" xlink:href="https://examine.com/supplements/glutathione/#ref95" text:style-name="Internet_20_link" text:visited-style-name="Visited_20_Internet_20_Link"><text:span text:style-name="T1">[95]</text:span></text:a></text:p>
      <text:p text:style-name="Text_20_body">Insufficient dietary intake of protein may also account for reduced glutathione levels, however, as reduced glutathione synthesis and turnover can be induced in healthy non-elderly adults by limiting dietary protein<text:a xlink:type="simple" xlink:href="https://examine.com/supplements/glutathione/#ref98" text:style-name="Internet_20_link" text:visited-style-name="Visited_20_Internet_20_Link"><text:span text:style-name="T1">[98]</text:span></text:a> or just the sulfur-containing amino acids found in dietary protein.<text:a xlink:type="simple" xlink:href="https://examine.com/supplements/glutathione/#ref99" text:style-name="Internet_20_link" text:visited-style-name="Visited_20_Internet_20_Link"><text:span text:style-name="T1">[99]</text:span></text:a></text:p>
      <text:p text:style-name="Quotations">Glutathione appears to be reduced in the elderly when compared to youthful controls, even if there are no apparent disease states. Orally ingesting precursor amino acids of glutathione (L-cysteine and glycine) can restore glutathione levels to those seen in youthful controls fairly rapidly.</text:p>
      <text:p text:style-name="Text_20_body"><text:bookmark text:name="summary8"/></text:p>
      <text:h text:style-name="Heading_20_2" text:outline-level="2"><text:bookmark text:name="other-medical-conditions"/>8Other Medical Conditions</text:h>
      <text:h text:style-name="Heading_20_3" text:outline-level="3"><text:bookmark text:name="summary8-0"/><text:bookmark text:name="#autism"/>8.1. Autism</text:h>
      <text:p text:style-name="Text_20_body">Glutathione metabolism has been investigated in autistic people, as autism is associated with elevated oxidative metabolites such as malondialdehyde (MDA)<text:a xlink:type="simple" xlink:href="https://examine.com/supplements/glutathione/#ref100" text:style-name="Internet_20_link" text:visited-style-name="Visited_20_Internet_20_Link"><text:span text:style-name="T1">[100]</text:span></text:a><text:a xlink:type="simple" xlink:href="https://examine.com/supplements/glutathione/#ref101" text:style-name="Internet_20_link" text:visited-style-name="Visited_20_Internet_20_Link"><text:span text:style-name="T1">[101]</text:span></text:a> and reduced mineral-<text:soft-page-break/>chelating proteins such as ceruloplasma and transferrin (leading to more free minerals, which is known to contribute to oxidative stress), <text:a xlink:type="simple" xlink:href="https://examine.com/supplements/glutathione/#ref100" text:style-name="Internet_20_link" text:visited-style-name="Visited_20_Internet_20_Link"><text:span text:style-name="T1">[100]</text:span></text:a> suggesting that the overall bodily state of autistic children is more prooxidative than antioxidative.<text:a xlink:type="simple" xlink:href="https://examine.com/supplements/glutathione/#ref102" text:style-name="Internet_20_link" text:visited-style-name="Visited_20_Internet_20_Link"><text:span text:style-name="T1">[102]</text:span></text:a></text:p>
      <text:p text:style-name="Text_20_body">Plasma glutathione<text:a xlink:type="simple" xlink:href="https://examine.com/supplements/glutathione/#ref103" text:style-name="Internet_20_link" text:visited-style-name="Visited_20_Internet_20_Link"><text:span text:style-name="T1">[103]</text:span></text:a> and the reduced form thereof<text:a xlink:type="simple" xlink:href="https://examine.com/supplements/glutathione/#ref104" text:style-name="Internet_20_link" text:visited-style-name="Visited_20_Internet_20_Link"><text:span text:style-name="T1">[104]</text:span></text:a><text:a xlink:type="simple" xlink:href="https://examine.com/supplements/glutathione/#ref103" text:style-name="Internet_20_link" text:visited-style-name="Visited_20_Internet_20_Link"><text:span text:style-name="T1">[103]</text:span></text:a><text:a xlink:type="simple" xlink:href="https://examine.com/supplements/glutathione/#ref105" text:style-name="Internet_20_link" text:visited-style-name="Visited_20_Internet_20_Link"><text:span text:style-name="T1">[105]</text:span></text:a> are low in autistic children relative to control and oxidized glutathione is higher.<text:a xlink:type="simple" xlink:href="https://examine.com/supplements/glutathione/#ref106" text:style-name="Internet_20_link" text:visited-style-name="Visited_20_Internet_20_Link"><text:span text:style-name="T1">[106]</text:span></text:a> There are no alterations in the activity of <text:span text:style-name="Emphasis">glutathione reductase</text:span> between autistic children and controls<text:a xlink:type="simple" xlink:href="https://examine.com/supplements/glutathione/#ref105" text:style-name="Internet_20_link" text:visited-style-name="Visited_20_Internet_20_Link"><text:span text:style-name="T1">[105]</text:span></text:a> although <text:span text:style-name="Emphasis">glutathione peroxidase</text:span> has mixed evidence (suppressed<text:a xlink:type="simple" xlink:href="https://examine.com/supplements/glutathione/#ref107" text:style-name="Internet_20_link" text:visited-style-name="Visited_20_Internet_20_Link"><text:span text:style-name="T1">[107]</text:span></text:a> and elevated<text:a xlink:type="simple" xlink:href="https://examine.com/supplements/glutathione/#ref108" text:style-name="Internet_20_link" text:visited-style-name="Visited_20_Internet_20_Link"><text:span text:style-name="T1">[108]</text:span></text:a> both being noted) and the GSSG:GSH ratio (usually indicative of the activity of <text:span text:style-name="Emphasis">glutathione reductase</text:span><text:a xlink:type="simple" xlink:href="https://examine.com/supplements/glutathione/#ref19" text:style-name="Internet_20_link" text:visited-style-name="Visited_20_Internet_20_Link"><text:span text:style-name="T1">[19]</text:span></text:a>) is also elevated, indicative of more oxidation, compared to controls.<text:a xlink:type="simple" xlink:href="https://examine.com/supplements/glutathione/#ref105" text:style-name="Internet_20_link" text:visited-style-name="Visited_20_Internet_20_Link"><text:span text:style-name="T1">[105]</text:span></text:a></text:p>
      <text:p text:style-name="Quotations">Autism, overall, is a state characterized by excessive oxidative stress relative to controls without autism. As glutathione is the major antioxidant system in the body, the perturbations in whole-body antioxidant status extends to the glutathione system, which appears to be less active in autistic children relative to controls.</text:p>
      <text:p text:style-name="Text_20_body">One study in autistic children using either oral (lipid soluble glutathione at 50-200mg per 30lbs bodyweight twice daily in increasing doses) or transdermal (135-405mg in three divided doses in increasing doses) glutathione supplementation noted insignificant increases in total glutathione in both therapies and an increase in reduced glutathione in the serum of the oral group;<text:a xlink:type="simple" xlink:href="https://examine.com/supplements/glutathione/#ref49" text:style-name="Internet_20_link" text:visited-style-name="Visited_20_Internet_20_Link"><text:span text:style-name="T1">[49]</text:span></text:a> while the study measured baseline autistic severity, the measurement was not repeated post-treatment.<text:a xlink:type="simple" xlink:href="https://examine.com/supplements/glutathione/#ref49" text:style-name="Internet_20_link" text:visited-style-name="Visited_20_Internet_20_Link"><text:span text:style-name="T1">[49]</text:span></text:a></text:p>
      <text:p text:style-name="Text_20_body"><text:bookmark text:name="summary9"/></text:p>
      <text:h text:style-name="Heading_20_2" text:outline-level="2"><text:bookmark text:name="nutrient-nutrient-interactions"/>9Nutrient-Nutrient Interactions</text:h>
      <text:h text:style-name="Heading_20_3" text:outline-level="3"><text:bookmark text:name="summary9-0"/><text:bookmark text:name="#alpha-lipoic-acid"/>9.1. Alpha-lipoic acid</text:h>
      <text:p text:style-name="Text_20_body"><text:a xlink:type="simple" xlink:href="https://examine.com/supplements/alpha-lipoic-acid/" text:style-name="Internet_20_link" text:visited-style-name="Visited_20_Internet_20_Link">Alpha-lipoic acid</text:a> (ALA) is an antioxidant thiol produced in mitochondria from octanoic acid and used as both a REDOX antioxidant (having both an oxidized and reduced form) and mitochondrial enzymatic cofactor.<text:a xlink:type="simple" xlink:href="https://examine.com/supplements/glutathione/#ref109" text:style-name="Internet_20_link" text:visited-style-name="Visited_20_Internet_20_Link"><text:span text:style-name="T1">[109]</text:span></text:a> Although it shares similarities with glutathione in being a sulfur-containing antioxidant, unlike glutathione it can be absorbed intact from the intestines and may influence the body as a dietary supplement.<text:a xlink:type="simple" xlink:href="https://examine.com/supplements/glutathione/#ref110" text:style-name="Internet_20_link" text:visited-style-name="Visited_20_Internet_20_Link"><text:span text:style-name="T1">[110]</text:span></text:a></text:p>
      <text:p text:style-name="Text_20_body">ALA appears to have a role in promoting the synthesis of glutathione. Glutathione cannot be transferred between cells intact; instead, L-cystine is transported between cells to provide L-cysteine for glutathione synthesis.<text:a xlink:type="simple" xlink:href="https://examine.com/supplements/glutathione/#ref18" text:style-name="Internet_20_link" text:visited-style-name="Visited_20_Internet_20_Link"><text:span text:style-name="T1">[18]</text:span></text:a> Since L-cystine is an oxidative product of L-cysteine (two oxidized L-cysteine molecules bound together) ALA can reduce L-cystine into two L-cysteine amino acids, and thereby increase glutathione synthesis by liberating its precursor,<text:a xlink:type="simple" xlink:href="https://examine.com/supplements/glutathione/#ref111" text:style-name="Internet_20_link" text:visited-style-name="Visited_20_Internet_20_Link"><text:span text:style-name="T1">[111]</text:span></text:a> which is the substrate needed for the rate-limiting step in glutathione synthesis.<text:a xlink:type="simple" xlink:href="https://examine.com/supplements/glutathione/#ref18" text:style-name="Internet_20_link" text:visited-style-name="Visited_20_Internet_20_Link"><text:span text:style-name="T1">[18]</text:span></text:a> Furthermore, GSSG (the oxidized form of glutathione) can be directly reduced back into GSH via reduced alpha-lipoic acid<text:a xlink:type="simple" xlink:href="https://examine.com/supplements/glutathione/#ref112" text:style-name="Internet_20_link" text:visited-style-name="Visited_20_Internet_20_Link"><text:span text:style-name="T1">[112]</text:span></text:a> which in turn becomes its oxidized form (dihydrolipoic acid). This general supportive role of ALA in glutathione activity has been noted in variety of cell lines<text:a xlink:type="simple" xlink:href="https://examine.com/supplements/glutathione/#ref18" text:style-name="Internet_20_link" text:visited-style-name="Visited_20_Internet_20_Link"><text:span text:style-name="T1">[18]</text:span></text:a><text:a xlink:type="simple" xlink:href="https://examine.com/supplements/glutathione/#ref113" text:style-name="Internet_20_link" text:visited-style-name="Visited_20_Internet_20_Link"><text:span text:style-name="T1">[113]</text:span></text:a><text:a xlink:type="simple" xlink:href="https://examine.com/supplements/glutathione/#ref112" text:style-name="Internet_20_link" text:visited-style-name="Visited_20_Internet_20_Link"><text:span text:style-name="T1">[112]</text:span></text:a><text:a xlink:type="simple" xlink:href="https://examine.com/supplements/glutathione/#ref114" text:style-name="Internet_20_link" text:visited-style-name="Visited_20_Internet_20_Link"><text:span text:style-name="T1">[114]</text:span></text:a> and appears to occur <text:span text:style-name="Emphasis">in vivo</text:span> with 16mg/kg ALA in rats.<text:a xlink:type="simple" xlink:href="https://examine.com/supplements/glutathione/#ref113" text:style-name="Internet_20_link" text:visited-style-name="Visited_20_Internet_20_Link"><text:span text:style-name="T1">[113]</text:span></text:a></text:p>
      <text:p text:style-name="Quotations"><text:soft-page-break/>Alpha-lipoic acid can reduce oxidized glutathione, thereby enhancing and preserving glutathione's actions in a cell.</text:p>
      <text:h text:style-name="Heading_20_3" text:outline-level="3"><text:bookmark text:name="summary9-1"/><text:bookmark text:name="#citrulline"/>9.2. Citrulline</text:h>
      <text:p text:style-name="Text_20_body"><text:a xlink:type="simple" xlink:href="https://examine.com/supplements/citrulline/" text:style-name="Internet_20_link" text:visited-style-name="Visited_20_Internet_20_Link">L-citrulline</text:a> is an amino acid that often is used to increase nitric oxide (NO) levels, a potent vasodilator and popular target with pre-workout supplementation. To form NO, <text:a xlink:type="simple" xlink:href="https://examine.com/supplements/arginine/" text:style-name="Internet_20_link" text:visited-style-name="Visited_20_Internet_20_Link">L-arginine</text:a> is combined with oxygen by the nitric oxide synthase (NOS) enzyme. The problem with L-arginine is that after oral ingestion, a significant amount is broken down in the liver before it ever gets to the blood stream. L-citrulline is a byproduct of NO synthesis that can be converted back into arginine through the arginine-citrulline cycle. <text:a xlink:type="simple" xlink:href="https://examine.com/supplements/glutathione/#ref115" text:style-name="Internet_20_link" text:visited-style-name="Visited_20_Internet_20_Link"><text:span text:style-name="T1">[115]</text:span></text:a> For this reason, L-citrulline is a more efficient way to increase blood L-arginine.<text:a xlink:type="simple" xlink:href="https://examine.com/supplements/glutathione/#ref116" text:style-name="Internet_20_link" text:visited-style-name="Visited_20_Internet_20_Link"><text:span text:style-name="T1">[116]</text:span></text:a></text:p>
      <text:p text:style-name="Text_20_body">To examine whether glutathione may potentiate NO signaling, 200 mg/day glutathione alongside-2 g/day L-citrulline was tested in a human randomized, controlled trial.<text:a xlink:type="simple" xlink:href="https://examine.com/supplements/glutathione/#ref116" text:style-name="Internet_20_link" text:visited-style-name="Visited_20_Internet_20_Link"><text:span text:style-name="T1">[116]</text:span></text:a> Although increased cGMP levels were observed but did not reach statistical significance, the citrulline and glutathione combo did increase nitrate and nitrite levels more than citrulline alone. Since nitrate and nitrite are substrates for NO synthesis and markers for increased activity of the NO pathway, this indicated that L-citrulline and glutathione supplementation could promote NO production to a greater extent than L-citrulline alone.<text:a xlink:type="simple" xlink:href="https://examine.com/supplements/glutathione/#ref116" text:style-name="Internet_20_link" text:visited-style-name="Visited_20_Internet_20_Link"><text:span text:style-name="T1">[116]</text:span></text:a></text:p>
      <text:p text:style-name="Quotations"/>
      <text:p text:style-name="Quotations">Taking glutathione alongside <text:a xlink:type="simple" xlink:href="https://examine.com/supplements/citrulline/" text:style-name="Internet_20_link" text:visited-style-name="Visited_20_Internet_20_Link">citrulline</text:a> may potentiate nitric oxide (NO) signaling. The mechanism by which this occurs is not yet clear, but may involve prolonged life of NO in the blood stream due to the presence of glutathion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19:22:01.298953788</meta:creation-date>
    <dc:date>2017-09-08T19:29:08.233513028</dc:date>
    <meta:editing-duration>PT7M8S</meta:editing-duration>
    <meta:editing-cycles>1</meta:editing-cycles>
    <meta:document-statistic meta:table-count="0" meta:image-count="0" meta:object-count="0" meta:page-count="11" meta:paragraph-count="105" meta:word-count="4049" meta:character-count="28033" meta:non-whitespace-character-count="24088"/>
    <meta:generator>LibreOffice/5.1.4.2$Linux_X86_64 LibreOffice_project/10m0$Build-2</meta:generator>
  </office:meta>
</office:document-meta>
</file>